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widows="1"/>
    </style:style>
    <style:style style:name="P4" style:family="paragraph" style:parent-style-name="Preformatted_20_Text">
      <style:paragraph-properties fo:margin-left="0in" fo:margin-right="0in" fo:widows="1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fo:widows="1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ublic class LabArraysClass </text:p>
      <text:p text:style-name="P1">{</text:p>
      <text:p text:style-name="P2"><text:s text:c="8"/><text:span text:style-name="T1">public static void main(String[] args)</text:span></text:p>
      <text:p text:style-name="P2"><text:s text:c="8"/><text:span text:style-name="T1">{</text:span></text:p>
      <text:p text:style-name="P2"><text:s text:c="16"/><text:span text:style-name="T1">int[] iArray1 = {6, 12, 3, 9};</text:span></text:p>
      <text:p text:style-name="P2"><text:s text:c="16"/><text:span text:style-name="T1">int[] iArray2 = new int[5];</text:span></text:p>
      <text:p text:style-name="P2"><text:s text:c="16"/></text:p>
      <text:p text:style-name="P2"><text:s text:c="16"/><text:span text:style-name="T1">// fill iArray2 with 7 <text:s/></text:span></text:p>
      <text:p text:style-name="P2"><text:s text:c="16"/></text:p>
      <text:p text:style-name="P2"><text:s text:c="16"/><text:span text:style-name="T1">// print iArray1 and iArray2 (toString)</text:span></text:p>
      <text:p text:style-name="P2"><text:s text:c="16"/></text:p>
      <text:p text:style-name="P2"><text:s text:c="16"/><text:span text:style-name="T1">// search for number 9 in iArray1 and print the value returned:</text:span></text:p>
      <text:p text:style-name="P3"/>
      <text:p text:style-name="P2"><text:s text:c="16"/><text:span text:style-name="T1">// sort iArray1 and print it</text:span></text:p>
      <text:p text:style-name="P3"/>
      <text:p text:style-name="P2"><text:s text:c="16"/><text:span text:style-name="T1">// search for number 9 in iArray1 and print the value returned:</text:span></text:p>
      <text:p text:style-name="P2"><text:s text:c="16"/></text:p>
      <text:p text:style-name="P2"><text:s text:c="16"/><text:span text:style-name="T1">// create iArray3 and assign it the first 3 elements of iArray1; print it</text:span></text:p>
      <text:p text:style-name="P2"><text:s text:c="32"/></text:p>
      <text:p text:style-name="P2"><text:s text:c="16"/><text:span text:style-name="T1">// test equality of new int[] {3, 6, 9} and iArray3; print result</text:span></text:p>
      <text:p text:style-name="P2"><text:s text:c="16"/></text:p>
      <text:p text:style-name="P2"><text:s text:c="8"/><text:span text:style-name="T1">}</text:span></text:p>
      <text:p text:style-name="P5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an Burton</meta:initial-creator>
    <meta:creation-date>2015-07-20T08:47:43.16</meta:creation-date>
    <meta:document-statistic meta:table-count="0" meta:image-count="0" meta:object-count="0" meta:page-count="1" meta:paragraph-count="21" meta:word-count="92" meta:character-count="762"/>
    <dc:date>2015-07-20T08:48:31.78</dc:date>
    <dc:creator>Brian Burton</dc:creator>
    <meta:editing-duration>PT49S</meta:editing-duration>
    <meta:editing-cycles>1</meta:editing-cycles>
    <meta:generator>OpenOffice/4.1.1$Win32 OpenOffice.org_project/411m6$Build-9775</meta:generator>
  </office:meta>
</office:document-meta>
</file>